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here are many targets within the build.xml file for this project. The first target is clean. This target simply cleans up the files by eliminating the bin directory, which is the directory that holds all of the compiled code, along with the .csv and .log files. The next target is init. This target simply initializes the build for the project by creating the bin directory. The next target is compile. This target compiles all of the source files in the src directory and then puts the compiled versions in the bin directory. This target depends on the init target. Also, this target adapts to use Major's compiler and it must pass the mml script to Major's compiler. It then generates mutants in the projects code and outputs a .log file that shows a description of all the mutants created. The next target is compile.tests. This target compiles all of the source code in the test directory and puts all the compiled versions in the bin directory. This target depends on the compile target. Also, this target executes the javac file executable. The next target is mutation.test. This target is the adapted mutation test target that uses Major's junit task. Essentially, this target is used to run the mutation analysis for the the test cases in our project. The results of this target go into the kill.csv file. This file tells the programmer how many mutants were alive and how many failed after this target is run. The main output from this target being run is put into the results.csv file which shows a summary of the time took to run coverage, how much our tests covered, how many mutants were kills versus how many were not, and a few other details. This target does this since the mutationAnalysis attribute is set to true. The next target is run. This target simply runs the Triangle classes main method and produces the output the main method lays out. The final target is test. This target runs all of the test files and prints out the summary of the tests such as whether they passed, failed, how long they took, and how many tests there were that ran.</text:p>
      <text:p text:style-name="Standard"/>
      <text:p text:style-name="Standard"/>
      <text:p text:style-name="Standard">The order of commands that are executed during mutation are as followed.</text:p>
      <text:p text:style-name="Standard">The first step is ant -Dmutation="=../mml/tutorial.mml.bin\" which sets the path the the mml file we are using. <text:s/>Then, an ant clean command is done in order to get rid of the already existing bin directory from the previous trial run. Next, the build is initialized from the ant init command, however, if one simply runs ant compile or ant compile.tests after a clean, this will build the bin directory. Hence, if those commands are used, the ant init command does not have to be typed out. Once the bin directory is made, or in other words the build is initialized, the ant compile command is run which puts mutants into <text:s/>the code and compiles the src directory. Then, <text:s/>ant compile.tests is ran which compiles all the tests and . Then, during the process, ant test is run to see how good the tests do without the mutation analysis. The final step is running ant mutation.test which runs the tests using mutation </text:p>
      <text:p text:style-name="Standard"/>
      <text:p text:style-name="Standard"/>
      <text:p text:style-name="Standard"/>
      <text:p text:style-name="Standard">The steps we are going to take to demonstrate Major worked correctly:</text:p>
      <text:list xml:id="list16747379531" text:style-name="L1">
        <text:list-item>
          <text:p text:style-name="P1">Go into correct directory ../lab7/cs290f2013-lab7-team1/example/ant</text:p>
        </text:list-item>
        <text:list-item>
          <text:p text:style-name="P1">Run the command ./run.sh</text:p>
        </text:list-item>
        <text:list-item>
          <text:p text:style-name="P1">Explain the commands that run.sh file calls and in the order they are called.</text:p>
          <text:list>
            <text:list-item>
              <text:p text:style-name="P1">ant -Dmutation="=../mml/tutorial.mml.bin" clean compile</text:p>
            </text:list-item>
            <text:list-item>
              <text:p text:style-name="P1">ant compile.tests</text:p>
            </text:list-item>
            <text:list-item>
              <text:p text:style-name="P1">ant test</text:p>
            </text:list-item>
            <text:list-item>
              <text:p text:style-name="P1">ant mutation.test</text:p>
            </text:list-item>
          </text:list>
        </text:list-item>
      </text:list>
      <text:p text:style-name="Standard"><text:s text:c="6"/>4.Explain what each command produced</text:p>
      <text:p text:style-name="Standard"><text:tab/>1. created bin directory and compiled the source code and put them into the bin directory along </text:p>
      <text:p text:style-name="Standard"><text:tab/> <text:s text:c="3"/>with adding in 79 mutants and a .log file of all the mutants.</text:p>
      <text:p text:style-name="Standard"><text:tab/>2.compiles all of the tests and puts them into the bin directory</text:p>
      <text:p text:style-name="Standard"><text:soft-page-break/><text:tab/>3.This runs all of the tests and outputs how many tests ran, the amount that failed and errors that <text:tab/> <text:s text:c="3"/>occurred. It also shows the total time it took for the tests along with the time it took for each <text:tab/> <text:s/><text:tab/> <text:s/>test to complete.</text:p>
      <text:p text:style-name="Standard"><text:tab/>4. Runs the mutation analysis on the project and outputs the results into the terminal along with <text:tab/> <text:tab/> <text:s text:c="3"/>creating a results.csv and kill.csv file.</text:p>
      <text:p text:style-name="Standard"><text:s text:c="6"/>5.Go into the result files along with the terminal output and explain what each 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a King</meta:initial-creator>
    <meta:creation-date>2013-11-11T12:03:02</meta:creation-date>
    <dc:date>2013-11-12T15:53:28</dc:date>
    <dc:creator>Kara King</dc:creator>
    <meta:editing-duration>PT1H34M45S</meta:editing-duration>
    <meta:editing-cycles>16</meta:editing-cycles>
    <meta:generator>LibreOffice/3.5$Linux_X86_64 LibreOffice_project/350m1$Build-2</meta:generator>
    <meta:document-statistic meta:table-count="0" meta:image-count="0" meta:object-count="0" meta:page-count="2" meta:paragraph-count="18" meta:word-count="717" meta:character-count="4135" meta:non-whitespace-character-count="3399"/>
  </office:meta>
</office:document-meta>
</file>